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8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635cm" svg:y="4.445cm" presentation:class="title" presentation:user-transformed="true">
          <draw:text-box>
            <text:p>Switching Circuit &amp; Logic Design</text:p>
          </draw:text-box>
        </draw:frame>
        <draw:frame draw:style-name="gr1" draw:text-style-name="P1" draw:layer="layout" svg:width="8.985cm" svg:height="0.962cm" svg:x="9.26cm" svg:y="8.89cm">
          <draw:text-box>
            <text:p>Lecture 5 : Switching Algebra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hings to cover</text:p>
          </draw:text-box>
        </draw:frame>
        <draw:frame presentation:style-name="pr4" draw:layer="layout" svg:width="25.199cm" svg:height="11.43cm" svg:x="1.4cm" svg:y="2.54cm" presentation:class="outline" presentation:user-transformed="true">
          <draw:text-box>
            <text:list text:style-name="L3">
              <text:list-item>
                <text:p>Fundamental operators</text:p>
                <text:list>
                  <text:list-item>
                    <text:p>AND, OR, NOT</text:p>
                  </text:list-item>
                </text:list>
              </text:list-item>
              <text:list-item>
                <text:p>Fundamental rules</text:p>
                <text:list>
                  <text:list-item>
                    <text:p>Associative law</text:p>
                  </text:list-item>
                  <text:list-item>
                    <text:p>Distributive law</text:p>
                  </text:list-item>
                  <text:list-item>
                    <text:p>Commutative law</text:p>
                  </text:list-item>
                  <text:list-item>
                    <text:p>Identity &amp; NULL</text:p>
                  </text:list-item>
                  <text:list-item>
                    <text:p>Complement – De Morgan</text:p>
                  </text:list-item>
                  <text:list-item>
                    <text:p>Duality</text:p>
                  </text:list-item>
                </text:list>
              </text:list-item>
            </text:list>
            <text:p/>
            <text:p>Book : Fundamentals of Digital Circuits, A. Anand Kumar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0:23:09.660288155</meta:creation-date>
    <meta:editing-duration>PT12H17M45S</meta:editing-duration>
    <meta:editing-cycles>62</meta:editing-cycles>
    <meta:generator>LibreOffice/24.8.7.2$Linux_X86_64 LibreOffice_project/480$Build-2</meta:generator>
    <dc:title>Portfolio</dc:title>
    <dc:date>2025-08-13T09:59:18.168468253</dc:date>
    <meta:document-statistic meta:object-count="81"/>
  </office:meta>
</office:document-meta>
</file>